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78de" officeooo:paragraph-rsid="001b78de"/>
    </style:style>
    <style:style style:name="P2" style:family="paragraph" style:parent-style-name="Standard">
      <style:text-properties officeooo:rsid="001b78de" officeooo:paragraph-rsid="001bf780"/>
    </style:style>
    <style:style style:name="P3" style:family="paragraph" style:parent-style-name="Standard">
      <style:text-properties officeooo:rsid="001b78de" officeooo:paragraph-rsid="001b78de"/>
    </style:style>
    <style:style style:name="P4" style:family="paragraph" style:parent-style-name="Standard">
      <style:text-properties officeooo:rsid="001d0abb" officeooo:paragraph-rsid="001d0abb"/>
    </style:style>
    <style:style style:name="T1" style:family="text">
      <style:text-properties officeooo:rsid="001c966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hen we should <text:span text:style-name="T1">which type class declaration??</text:span></text:p>
      <text:p text:style-name="P1"/>
      <text:p text:style-name="P1">class classname:</text:p>
      <text:p text:style-name="P1"><text:tab/>python 3 and 2.7 is valid.</text:p>
      <text:p text:style-name="P1"><text:tab/>for Inheritance python 2.7 is invalid(Multiple and Multi level Inheritance)</text:p>
      <text:p text:style-name="P1"/>
      <text:p text:style-name="P1">class classname():</text:p>
      <text:p text:style-name="P1"><text:tab/>python 3 and 2.7 is valid</text:p>
      <text:p text:style-name="P2"><text:tab/>for Inheritance python 2.7 is invalid (Multiple and Multi level Inheritance)</text:p>
      <text:p text:style-name="P1"/>
      <text:p text:style-name="P1"/>
      <text:p text:style-name="P1">class classname(object):</text:p>
      <text:p text:style-name="P1"><text:tab/>python 3 and 2.7 is valid</text:p>
      <text:p text:style-name="P1"/>
      <text:p text:style-name="P1"/>
      <text:p text:style-name="P4">Generators </text:p>
      <text:p text:style-name="P4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7T09:40:59.292245007</meta:creation-date>
    <dc:date>2017-08-21T14:54:39.781011711</dc:date>
    <meta:editing-duration>PT5M2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10" meta:word-count="53" meta:character-count="346" meta:non-whitespace-character-count="297"/>
  </office:meta>
</office:document-meta>
</file>